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517cm" svg:height="0.355cm" svg:x="3.546cm" svg:y="1.2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2" draw:text-style-name="P1" draw:layer="layout" svg:width="0.312cm" svg:height="0.053cm" draw:transform="rotate (1.46118964976938) translate (3.72677160546284cm 1.8320322887675cm)" svg:viewBox="0 0 313 54" draw:points="0,7864 162,7846 270,7825 313,7810">
          <text:p/>
        </draw:polyline>
        <draw:line draw:style-name="gr3" draw:text-style-name="P1" draw:layer="layout" svg:x1="3.669cm" svg:y1="1.197cm" svg:x2="3.536cm" svg:y2="0.913cm">
          <text:p/>
        </draw:line>
        <draw:path draw:style-name="gr4" draw:text-style-name="P1" draw:layer="layout" svg:width="2.077cm" svg:height="2cm" draw:transform="skewX (-0.0308923277602938) rotate (0.508239878180653) translate (0.330505134910814cm 1.55789036094661cm)" svg:viewBox="0 0 2078 2001" svg:d="m1193 4790h-313v255c-509-71-880-480-880-999 0-511 359-914 855-995v262h313v-269c524 58 909 473 910 1002 0 521-374 931-885 999z">
          <text:p/>
        </draw:path>
        <draw:custom-shape draw:style-name="gr5" draw:text-style-name="P1" draw:layer="layout" svg:width="0.253cm" svg:height="0.254cm" svg:x="1.615cm" svg:y="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74cm" svg:height="0.264cm" svg:x="1.138cm" svg:y="1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63cm" svg:height="0.163cm" svg:x="1.199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64cm" svg:height="0.254cm" draw:transform="rotate (0.7853981633973) translate (2.032cm 2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33cm" svg:y1="2.771cm" svg:x2="2.298cm" svg:y2="2.606cm">
          <text:p/>
        </draw:line>
        <draw:line draw:style-name="gr7" draw:text-style-name="P1" draw:layer="layout" svg:x1="2.299cm" svg:y1="2.764cm" svg:x2="2.134cm" svg:y2="2.599cm">
          <text:p/>
        </draw:line>
        <draw:path draw:style-name="gr4" draw:text-style-name="P1" draw:layer="layout" svg:width="3.016cm" svg:height="2.864cm" svg:x="0.244cm" svg:y="0.466cm" svg:viewBox="0 0 3017 2865" svg:d="m1341 2743h50 203 51v-7-221c582-61 1011-510 1011-1083 0-570-423-1016-1000-1081v-245h-305v245c-573 70-991 514-991 1081 0 563 413 1006 980 1079v225h1zm167-2736c855 0 1509 620 1509 1432s-654 1433-1509 1433-1508-621-1508-1433 653-1432 1508-1432z">
          <text:p/>
        </draw:path>
        <draw:line draw:style-name="gr3" draw:text-style-name="P1" draw:layer="layout" svg:x1="3.113cm" svg:y1="1.152cm" svg:x2="4.234cm" svg:y2="0.513cm">
          <text:p/>
        </draw:line>
        <draw:frame draw:style-name="gr1" draw:layer="layout" svg:width="0.423cm" svg:height="0.466cm" svg:x="1.849cm" svg:y="0.3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754cm" svg:height="0.466cm" svg:x="0.884cm" svg:y="2.8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813cm" svg:y="1.1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708cm" svg:height="0.466cm" svg:x="1.866cm" svg:y="2.1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" draw:layer="layout" svg:width="0.163cm" svg:height="0.163cm" svg:x="1.662cm" svg:y="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64cm" svg:height="0.254cm" draw:transform="rotate (0.7853981633973) translate (1.548cm 3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649cm" svg:y1="3.151cm" svg:x2="1.814cm" svg:y2="2.986cm">
          <text:p/>
        </draw:line>
        <draw:line draw:style-name="gr7" draw:text-style-name="P1" draw:layer="layout" svg:x1="1.815cm" svg:y1="3.144cm" svg:x2="1.65cm" svg:y2="2.979cm">
          <text:p/>
        </draw:line>
        <draw:line draw:style-name="gr3" draw:text-style-name="P1" draw:layer="layout" svg:x1="3.3cm" svg:y1="1.852cm" svg:x2="4.576cm" svg:y2="1.836cm">
          <text:p/>
        </draw:line>
        <draw:frame draw:style-name="gr1" draw:layer="layout" svg:width="0.556cm" svg:height="0.529cm" svg:x="4.105cm" svg:y="0.1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586cm" svg:height="0.529cm" svg:x="4.495cm" svg:y="1.4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5.762cm" svg:y1="1.013cm" svg:x2="7.038cm" svg:y2="1.013cm">
          <text:p/>
        </draw:line>
        <draw:line draw:style-name="gr3" draw:text-style-name="P1" draw:layer="layout" svg:x1="7.033cm" svg:y1="1.014cm" svg:x2="8.154cm" svg:y2="0.375cm">
          <text:p/>
        </draw:line>
        <draw:line draw:style-name="gr3" draw:text-style-name="P1" draw:layer="layout" svg:x1="5.763cm" svg:y1="1.012cm" svg:x2="8.148cm" svg:y2="0.376cm">
          <text:p/>
        </draw:line>
        <draw:line draw:style-name="gr8" draw:text-style-name="P1" draw:layer="layout" svg:x1="7.038cm" svg:y1="1.012cm" svg:x2="7.735cm" svg:y2="1.012cm">
          <text:p/>
        </draw:line>
        <draw:frame draw:style-name="gr1" draw:layer="layout" svg:width="0.556cm" svg:height="0.494cm" svg:x="7.384cm" svg:y="0.5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586cm" svg:height="0.529cm" svg:x="6.191cm" svg:y="0.8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556cm" svg:height="0.529cm" svg:x="7.903cm" svg:y="0.3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451cm" svg:height="0.469cm" svg:x="6.704cm" svg:y="0.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4.837cm" svg:height="0.963cm" svg:x="3.964cm" svg:y="2.301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6-08T11:08:04</meta:creation-date>
    <dc:date>2011-06-08T11:22:33</dc:date>
    <dc:creator>khalid khan</dc:creator>
    <meta:editing-duration>PT00H14M30S</meta:editing-duration>
    <meta:editing-cycles>1</meta:editing-cycles>
    <meta:document-statistic meta:object-count="32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 math:fontstyle="italic">ar</math:mi>
    </math:msub>
    <math:annotation math:encoding="StarMath 5.0">%theta_{ar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r</math:mi>
    </math:msub>
    <math:annotation math:encoding="StarMath 5.0">%tau_r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table>
          <math:mtr>
            <math:mrow>
              <math:mrow>
                <math:msup>
                  <math:mo math:stretchy="false">τ</math:mo>
                  <math:mn>2</math:mn>
                </math:msup>
                <math:mo math:stretchy="false">=</math:mo>
                <math:mrow>
                  <math:mrow>
                    <math:mrow>
                      <math:msubsup>
                        <math:mo math:stretchy="false">τ</math:mo>
                        <math:mi>a</math:mi>
                        <math:mn>2</math:mn>
                      </math:msubsup>
                      <math:mo math:stretchy="false">+</math:mo>
                      <math:msubsup>
                        <math:mo math:stretchy="false">τ</math:mo>
                        <math:mi>r</math:mi>
                        <math:mn>2</math:mn>
                      </math:msubsup>
                    </math:mrow>
                    <math:mo math:stretchy="false">−</math:mo>
                    <math:mn>2</math:mn>
                  </math:mrow>
                  <math:msub>
                    <math:mo math:stretchy="false">τ</math:mo>
                    <math:mi>a</math:mi>
                  </math:msub>
                  <math:msub>
                    <math:mo math:stretchy="false">τ</math:mo>
                    <math:mi>r</math:mi>
                  </math:msub>
                  <math:mi>cos</math:mi>
                  <math:mrow>
                    <math:mo math:stretchy="false">(</math:mo>
                    <math:mrow>
                      <math:mn>180</math:mn>
                      <math:mo math:stretchy="false">−</math:mo>
                      <math:msub>
                        <math:mo math:stretchy="false">θ</math:mo>
                        <math:mi math:fontstyle="italic">ar</math:mi>
                      </math:msub>
                    </math:mrow>
                    <math:mo math:stretchy="false">)</math:mo>
                  </math:mrow>
                </math:mrow>
              </math:mrow>
            </math:mrow>
          </math:mtr>
          <math:mtr>
            <math:mrow>
              <math:mrow>
                <math:mphantom>
                  <math:mstyle>
                    <math:mrow>
                      <math:msup>
                        <math:mo math:stretchy="false">τ</math:mo>
                        <math:mn>2</math:mn>
                      </math:msup>
                    </math:mrow>
                  </math:mstyle>
                </math:mphantom>
                <math:mo math:stretchy="false">=</math:mo>
                <math:mrow>
                  <math:mrow>
                    <math:mrow>
                      <math:msubsup>
                        <math:mo math:stretchy="false">τ</math:mo>
                        <math:mi>a</math:mi>
                        <math:mn>2</math:mn>
                      </math:msubsup>
                      <math:mo math:stretchy="false">+</math:mo>
                      <math:msubsup>
                        <math:mo math:stretchy="false">τ</math:mo>
                        <math:mi>r</math:mi>
                        <math:mn>2</math:mn>
                      </math:msubsup>
                    </math:mrow>
                    <math:mo math:stretchy="false">+</math:mo>
                    <math:mn>2</math:mn>
                  </math:mrow>
                  <math:msub>
                    <math:mo math:stretchy="false">τ</math:mo>
                    <math:mi>a</math:mi>
                  </math:msub>
                  <math:msub>
                    <math:mo math:stretchy="false">τ</math:mo>
                    <math:mi>r</math:mi>
                  </math:msub>
                  <math:mi>cos</math:mi>
                  <math:mrow>
                    <math:mo math:stretchy="false">(</math:mo>
                    <math:msub>
                      <math:mo math:stretchy="false">θ</math:mo>
                      <math:mi math:fontstyle="italic">ar</math:mi>
                    </math:msub>
                    <math:mo math:stretchy="false">)</math:mo>
                  </math:mrow>
                </math:mrow>
              </math:mrow>
            </math:mrow>
          </math:mtr>
        </math:mtable>
      </math:mrow>
    </math:mstyle>
    <math:annotation math:encoding="StarMath 5.0">size *0.8 {stack {alignl %tau^2={%tau_a^2 + %tau_r^2 -2 %tau_a %tau_r cos (180-%theta_{ar})} # alignl phantom {%tau^2}={%tau_a^2 +%tau_r^2 +2 %tau_a %tau_r cos (%theta_{ar})}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r</math:mi>
    </math:mrow>
    <math:annotation math:encoding="StarMath 5.0">-r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r</math:mi>
    </math:msub>
    <math:annotation math:encoding="StarMath 5.0">%tau_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 math:fontstyle="italic">ar</math:mi>
        </math:msub>
      </math:mrow>
    </math:mstyle>
    <math:annotation math:encoding="StarMath 5.0">size *0.75 %theta_{ar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